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1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9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10">A-81,Sipcot Industrial Complex, </text:p>
            <text:p text:style-name="P10">South Veerapandiapuram P.O.</text:p>
            <text:p text:style-name="P10">THOOTHUKKUDI – 628 002, TAMILNADU INDIA</text:p>
            <text:p text:style-name="P10">Phone: 91-461-2340491 (4lines) Fax : 91-461-2340449</text:p>
            <text:p text:style-name="P11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7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7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 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7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7">Dear Sir,</text:p>
            <text:p text:style-name="P7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s/>Sr.No</text:p>
          </table:table-cell>
          <table:table-cell table:style-name="Table1.A4" office:value-type="string">
            <text:p text:style-name="P8"><text:s/>Item Description</text:p>
          </table:table-cell>
          <table:table-cell table:style-name="Table1.A4" office:value-type="string">
            <text:p text:style-name="P8"><text:s/>QTY</text:p>
          </table:table-cell>
          <table:table-cell table:style-name="Table1.C2" office:value-type="string">
            <text:p text:style-name="P8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description or ""&gt;</text:placeholder></text:p>
            <text:p text:style-name="P5"><text:placeholder text:placeholder-type="text">&lt;line.item_text   or ""&gt;</text:placeholder></text:p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Special Instructions</text:p>
            <text:p text:style-name="P7">1. Quotation should be submitted exactly as per the specification required by us</text:p>
            <text:p text:style-name="P7">2. Quotation without complete details (Technical/Commercial) will be rejected.</text:p>
            <text:p text:style-name="P7">3. You should send the quotation on or before the due date, positively</text:p>
            <text:p text:style-name="P7">4. Your Offer Should be on F.O.R Thoothukkudi basis. Our Payment term is 30 days direct only.</text:p>
            <text:p text:style-name="P7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3">1. Basic Price</text:p>
            <text:p text:style-name="P13">2. Special Discount</text:p>
            <text:p text:style-name="P13">3. Excise Duty - You should clearly mention the amount/percentage of the excise duty</text:p>
            <text:p text:style-name="P13">4. Sales Tax</text:p>
            <text:p text:style-name="P13">5. F.O.R.(Thoothukkudi Basis)</text:p>
          </table:table-cell>
          <table:table-cell table:style-name="Table2.B2" office:value-type="string">
            <text:p text:style-name="P13">6. Make</text:p>
            <text:p text:style-name="P13">7. Make Packing &amp; Forwarding (amount percentage should be clearly mentioned)</text:p>
            <text:p text:style-name="P13">8. Delivery Time</text:p>
            <text:p text:style-name="P13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7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2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16T14:10:06</dc:date>
    <meta:editing-duration>PT12H47S</meta:editing-duration>
    <meta:editing-cycles>181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7" meta:character-count="2117" meta:non-whitespace-character-count="1830"/>
  </office:meta>
</office:document-meta>
</file>